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color="#000000" fo:font-weight="bold" style:font-weight-asian="bold" style:font-weight-complex="bold"/>
    </style:style>
    <style:style style:name="P4" style:family="paragraph" style:parent-style-name="Standard">
      <style:paragraph-properties fo:line-height="100%" fo:text-align="center" style:justify-single-word="false" style:text-autospace="none"/>
      <style:text-properties style:font-name="Times New Roman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 style:list-style-name="L1">
      <style:text-properties fo:font-weight="bold" style:font-weight-asian="bold" style:font-weight-complex="bold"/>
    </style:style>
    <style:style style:name="P7" style:family="paragraph" style:parent-style-name="Standard" style:list-style-name="L2">
      <style:text-properties fo:font-weight="bold" style:font-weight-asian="bold" style:font-weight-complex="bold"/>
    </style:style>
    <style:style style:name="P8" style:family="paragraph" style:parent-style-name="Standard" style:list-style-name="L3">
      <style:text-properties fo:font-weight="bold" style:font-weight-asian="bold" style:font-weight-complex="bold"/>
    </style:style>
    <style:style style:name="P9" style:family="paragraph" style:parent-style-name="Standard" style:list-style-name="L4">
      <style:text-properties fo:font-weight="bold" style:font-weight-asian="bold" style:font-weight-complex="bold"/>
    </style:style>
    <style:style style:name="P10" style:family="paragraph" style:parent-style-name="Standard" style:list-style-name="L5">
      <style:text-properties fo:font-weight="bold" style:font-weight-asian="bold" style:font-weight-complex="bold"/>
    </style:style>
    <style:style style:name="P11" style:family="paragraph" style:parent-style-name="Standard" style:list-style-name="L6">
      <style:text-properties fo:font-weight="bold" style:font-weight-asian="bold" style:font-weight-complex="bold"/>
    </style:style>
    <style:style style:name="P12" style:family="paragraph" style:parent-style-name="Standard" style:list-style-name="L12">
      <style:text-properties fo:font-weight="bold" style:font-weight-asian="bold" style:font-weight-complex="bold"/>
    </style:style>
    <style:style style:name="P13" style:family="paragraph" style:parent-style-name="Standard" style:list-style-name="L13">
      <style:text-properties fo:font-weight="bold" style:font-weight-asian="bold" style:font-weight-complex="bold"/>
    </style:style>
    <style:style style:name="P14" style:family="paragraph" style:parent-style-name="Standard" style:list-style-name="L14">
      <style:text-properties fo:font-weight="bold" style:font-weight-asian="bold" style:font-weight-complex="bold"/>
    </style:style>
    <style:style style:name="P15" style:family="paragraph" style:parent-style-name="Standard" style:list-style-name="L15">
      <style:text-properties fo:font-weight="bold" style:font-weight-asian="bold" style:font-weight-complex="bold"/>
    </style:style>
    <style:style style:name="P16" style:family="paragraph" style:parent-style-name="Standard" style:list-style-name="L16"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00" fo:font-weight="bold" style:font-weight-asian="bold" style:font-weight-complex="bold"/>
    </style:style>
    <style:style style:name="P18" style:family="paragraph" style:parent-style-name="Standard">
      <style:paragraph-properties fo:text-align="end" style:justify-single-word="false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margin-left="0cm" fo:margin-right="0cm" fo:text-indent="0.57cm" style:auto-text-indent="false"/>
      <style:text-properties fo:font-weight="bold" style:font-weight-asian="bold" style:font-weight-complex="bold"/>
    </style:style>
    <style:style style:name="P20" style:family="paragraph" style:parent-style-name="Standard">
      <style:paragraph-properties fo:margin-left="0cm" fo:margin-right="0cm" fo:text-indent="0.529cm" style:auto-text-indent="false"/>
      <style:text-properties fo:font-weight="bold" style:font-weight-asian="bold" style:font-weight-complex="bold"/>
    </style:style>
    <style:style style:name="P21" style:family="paragraph" style:parent-style-name="Standard">
      <style:paragraph-properties fo:margin-left="0cm" fo:margin-right="0cm" fo:text-indent="0.55cm" style:auto-text-indent="false"/>
    </style:style>
    <style:style style:name="P22" style:family="paragraph" style:parent-style-name="Standard">
      <style:paragraph-properties fo:margin-left="0cm" fo:margin-right="0cm" fo:text-indent="0.55cm" style:auto-text-indent="false"/>
      <style:text-properties fo:font-weight="bold" style:font-weight-asian="bold" style:font-weight-complex="bold"/>
    </style:style>
    <style:style style:name="P23" style:family="paragraph" style:parent-style-name="Standard">
      <style:paragraph-properties fo:margin-left="0cm" fo:margin-right="0cm" fo:text-indent="0.489cm" style:auto-text-indent="false">
        <style:tab-stops>
          <style:tab-stop style:position="0.489cm"/>
        </style:tab-stops>
      </style:paragraph-properties>
      <style:text-properties fo:font-weight="bold" style:font-weight-asian="bold" style:font-weight-complex="bold"/>
    </style:style>
    <style:style style:name="P24" style:family="paragraph" style:parent-style-name="Standard">
      <style:paragraph-properties fo:margin-left="0cm" fo:margin-right="0cm" fo:text-indent="0.489cm" style:auto-text-indent="false">
        <style:tab-stops>
          <style:tab-stop style:position="0.489cm"/>
        </style:tab-stops>
      </style:paragraph-properties>
      <style:text-properties fo:font-weight="bold" style:font-weight-asian="bold" style:font-weight-complex="bold"/>
    </style:style>
    <style:style style:name="P25" style:family="paragraph" style:parent-style-name="Standard">
      <style:paragraph-properties fo:margin-left="0cm" fo:margin-right="0cm" fo:text-indent="0.508cm" style:auto-text-indent="false"/>
      <style:text-properties fo:font-weight="bold" style:font-weight-asian="bold" style:font-weight-complex="bold"/>
    </style:style>
    <style:style style:name="P26" style:family="paragraph" style:parent-style-name="Standard">
      <style:paragraph-properties fo:margin-left="0cm" fo:margin-right="0cm" fo:text-indent="0.386cm" style:auto-text-indent="false"/>
      <style:text-properties fo:font-weight="bold" style:font-weight-asian="bold" style:font-weight-complex="bold"/>
    </style:style>
    <style:style style:name="P27" style:family="paragraph" style:parent-style-name="Standard">
      <style:paragraph-properties fo:margin-left="0cm" fo:margin-right="0cm" fo:text-indent="0.286cm" style:auto-text-indent="false"/>
      <style:text-properties fo:font-weight="bold" style:font-weight-asian="bold" style:font-weight-complex="bold"/>
    </style:style>
    <style:style style:name="P28" style:family="paragraph" style:parent-style-name="Standard">
      <style:paragraph-properties fo:margin-left="0cm" fo:margin-right="0cm" fo:text-indent="0.326cm" style:auto-text-indent="false"/>
      <style:text-properties fo:font-weight="bold" style:font-weight-asian="bold" style:font-weight-complex="bold"/>
    </style:style>
    <style:style style:name="P29" style:family="paragraph" style:parent-style-name="Standard">
      <style:paragraph-properties fo:margin-left="0cm" fo:margin-right="0cm" fo:text-indent="0.346cm" style:auto-text-indent="false"/>
      <style:text-properties fo:font-weight="bold" style:font-weight-asian="bold" style:font-weight-complex="bold"/>
    </style:style>
    <style:style style:name="P30" style:family="paragraph" style:parent-style-name="Standard">
      <style:paragraph-properties fo:margin-left="0cm" fo:margin-right="0cm" fo:text-indent="0.367cm" style:auto-text-indent="false"/>
      <style:text-properties fo:font-weight="bold" style:font-weight-asian="bold" style:font-weight-complex="bold"/>
    </style:style>
    <style:style style:name="P31" style:family="paragraph" style:parent-style-name="Standard">
      <style:paragraph-properties fo:margin-left="0cm" fo:margin-right="0cm" fo:text-indent="0.407cm" style:auto-text-indent="false"/>
      <style:text-properties fo:font-weight="bold" style:font-weight-asian="bold" style:font-weight-complex="bold"/>
    </style:style>
    <style:style style:name="P32" style:family="paragraph" style:parent-style-name="Standard">
      <style:paragraph-properties fo:margin-left="0cm" fo:margin-right="0cm" fo:text-indent="0.427cm" style:auto-text-indent="false"/>
    </style:style>
    <style:style style:name="P33" style:family="paragraph" style:parent-style-name="Standard">
      <style:paragraph-properties fo:margin-left="0cm" fo:margin-right="0cm" fo:text-indent="0.427cm" style:auto-text-indent="false"/>
      <style:text-properties fo:font-weight="bold" style:font-weight-asian="bold" style:font-weight-complex="bold"/>
    </style:style>
    <style:style style:name="P34" style:family="paragraph" style:parent-style-name="Standard">
      <style:paragraph-properties fo:margin-left="0cm" fo:margin-right="0cm" fo:text-indent="0.448cm" style:auto-text-indent="false"/>
      <style:text-properties fo:font-weight="bold" style:font-weight-asian="bold" style:font-weight-complex="bold"/>
    </style:style>
    <style:style style:name="P35" style:family="paragraph" style:parent-style-name="Standard">
      <style:paragraph-properties fo:margin-left="0cm" fo:margin-right="0cm" fo:text-indent="0.591cm" style:auto-text-indent="false"/>
      <style:text-properties fo:font-weight="bold" style:font-weight-asian="bold" style:font-weight-complex="bold"/>
    </style:style>
    <style:style style:name="P36" style:family="paragraph" style:parent-style-name="Standard">
      <style:paragraph-properties fo:margin-left="0cm" fo:margin-right="0cm" fo:text-indent="0.651cm" style:auto-text-indent="false"/>
    </style:style>
    <style:style style:name="P37" style:family="paragraph" style:parent-style-name="Standard">
      <style:paragraph-properties fo:margin-left="0cm" fo:margin-right="0cm" fo:text-indent="0.631cm" style:auto-text-indent="false"/>
      <style:text-properties fo:font-weight="bold" style:font-weight-asian="bold" style:font-weight-complex="bold"/>
    </style:style>
    <style:style style:name="P38" style:family="paragraph" style:parent-style-name="Standard">
      <style:paragraph-properties fo:margin-left="0cm" fo:margin-right="0cm" fo:text-indent="0.691cm" style:auto-text-indent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Calibri" style:font-name-complex="Calibri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UESTIONÁRIO DE LEVANTAMENTO DE REQUISITOS DO SISTEMA</text:p>
      <text:p text:style-name="P1"/>
      <text:p text:style-name="P2">Respondido pela Rejane Vontobel</text:p>
      <text:p text:style-name="Standard"/>
      <text:p text:style-name="Standard">1- Já existe alguma estrutura de armazenamento de dados ? Qual ?</text:p>
      <text:p text:style-name="P23">Sim. Planilhas do Excel.</text:p>
      <text:p text:style-name="Standard"/>
      <text:p text:style-name="Standard">2- Sobre qual(is) sistema(s) operacional o sistema será processado ? </text:p>
      <text:p text:style-name="P25">Plataforma Windows.</text:p>
      <text:p text:style-name="P5"/>
      <text:p text:style-name="Standard">3- Este programa será executado em diversos terminais simultaneamente ?</text:p>
      <text:p text:style-name="P20">Sim.</text:p>
      <text:p text:style-name="P5"/>
      <text:p text:style-name="Standard">5- Como os documentos são identificados ? </text:p>
      <text:p text:style-name="P20">Por código, caixa e ano.</text:p>
      <text:p text:style-name="P5"/>
      <text:p text:style-name="Standard">1- Existem diversos tipos de documentos ? Sobre quais tipos o software trabalhara ?</text:p>
      <text:p text:style-name="P27">Sim.</text:p>
      <text:p text:style-name="P27">Explicação:</text:p>
      <text:p text:style-name="P28">1. Caixa F 001 a 207 (Formandos)</text:p>
      <text:list xml:id="list33554999" text:style-name="L1">
        <text:list-item>
          <text:p text:style-name="P6">1972 a 2010</text:p>
        </text:list-item>
      </text:list>
      <text:p text:style-name="P28">2. Caixa E 001 a 091 (Ex. alunos, desistentes e transferências) </text:p>
      <text:p text:style-name="P29">3. Caixa CC 001 a 045 (Cadernos de chamadas)</text:p>
      <text:list xml:id="list34417591" text:style-name="L12">
        <text:list-item>
          <text:p text:style-name="P12">1985 a 1993</text:p>
        </text:list-item>
      </text:list>
      <text:p text:style-name="P30">4. Caixa AE 001 a 052 (Atas e exames)</text:p>
      <text:list xml:id="list34445917" text:style-name="L13">
        <text:list-item>
          <text:p text:style-name="P13">1977 a 2007</text:p>
        </text:list-item>
      </text:list>
      <text:p text:style-name="P29">5. Caixa FP <text:s/>001 a <text:s/>021 (Formandos de Pós Graduação)</text:p>
      <text:list xml:id="list34420709" text:style-name="L14">
        <text:list-item>
          <text:p text:style-name="P14">1984 a 2010</text:p>
        </text:list-item>
      </text:list>
      <text:p text:style-name="P30">6. Caixa MC 001 a ... (Contabilidade, movimento e caixa) </text:p>
      <text:list xml:id="list34443282" text:style-name="L15">
        <text:list-item>
          <text:p text:style-name="P15">1994 a 2011</text:p>
        </text:list-item>
      </text:list>
      <text:p text:style-name="P26">7. Caixa DP <text:s text:c="2"/>(Departamento Pessoal)</text:p>
      <text:p text:style-name="P31">8. Caixa SAE 001 a .... <text:s text:c="2"/>(Filantropia)</text:p>
      <text:list xml:id="list34434479" text:style-name="L16">
        <text:list-item>
          <text:p text:style-name="P16">1996 a ...</text:p>
        </text:list-item>
      </text:list>
      <text:p text:style-name="P31">9. Caixa A <text:s/>001 a ... <text:s/>(Almoxarifado)</text:p>
      <text:p text:style-name="P5"/>
      <text:p text:style-name="Standard">2- O número que está no rótulo da caixa, é de uma numeração em sequencia do total de caixas do almoxarifado, ou para cada tipo de caixa há uma numeração á parte ?</text:p>
      <text:p text:style-name="P31">Para cada tipo de situação ou Departamento existe uma numeração sequencial.</text:p>
      <text:p text:style-name="Standard"><text:s/></text:p>
      <text:p text:style-name="Standard">3- Explique e exemplifique <text:span text:style-name="T2">a codificação da etiqueta da caixa formando:</text:span></text:p>
      <text:p text:style-name="P33">Ex: Número 001 - Cxa F 001</text:p>
      <text:p text:style-name="P33">A sequência numérica interna corresponde a quantidade de documentos arquivados levando em consideração nesta situação a ordem alfabética, (lançamento por nome de acadêmico).</text:p>
      <text:p text:style-name="P33">Cx. F 001 é a primeira caixa de formandos de l972.</text:p>
      <text:p text:style-name="P33">Cx. F 002 será ou não a continuação da turma anterior.</text:p>
      <text:p text:style-name="P32"/>
      <text:p text:style-name="Standard">4. Explique e exemplifique a codificação da etiqueta da caixa ex-alunos:</text:p>
      <text:p text:style-name="P34">Ex: Número 001 - Cx. E 001</text:p>
      <text:p text:style-name="P34">Número 002 - Cx. E 002</text:p>
      <text:p text:style-name="P34">Idem a informação anterior.</text:p>
      <text:p text:style-name="P5"><text:s/></text:p>
      <text:p text:style-name="Standard"><text:soft-page-break/>5. Explique e exemplifique a codificação da etiqueta da caixa atas de exames:</text:p>
      <text:p text:style-name="P22">Lombada - CX AE 001 - Numeração sequencial das caixas.</text:p>
      <text:p text:style-name="P22">Número 001 - Informação interna, corresponde ao livro que é montado para cada curso e ano. (pode ocorrer de ter mais de um livro do mesmo curso, neste caso permanece o mesmo número considerando apenas o livro 001, 002 ou 003.</text:p>
      <text:p text:style-name="P22">Número 001 - Corresponde a ata do exame (aqui será cadastrado a disciplina correspondente a este exame).</text:p>
      <text:p text:style-name="P22">Número 001 - Corresponde a prova do exame realizada pelo acadêmico.</text:p>
      <text:p text:style-name="P21"><text:span text:style-name="T1"/></text:p>
      <text:p text:style-name="Standard">8- Quais as operações que serão realizadas ?</text:p>
      <text:p text:style-name="P22">Cadastrar, <text:s/>buscar, editar e remover. </text:p>
      <text:p text:style-name="Standard"/>
      <text:p text:style-name="Standard">9- É necessário um controle de acesso dos usuários ?</text:p>
      <text:p text:style-name="P19">Sim.</text:p>
      <text:p text:style-name="Standard"/>
      <text:p text:style-name="Standard">6. Quem serão os usuários do sistema?</text:p>
      <text:p text:style-name="P19">Atualmente o cadastro é feito pelo almoxarifado, futuramente depois de lançado, cada departamento poderá ou não cadastrar seus documentos ou usar como fonte de pesquisa para localizar informações num curto espaço de tempo.</text:p>
      <text:p text:style-name="P5"/>
      <text:p text:style-name="Standard">7. Seria interessante a criação de um usuário administrador que pode cadastrar e protocolar</text:p>
      <text:p text:style-name="Standard">documentos e outro somente para realizar a busca?</text:p>
      <text:p text:style-name="P35">Sim.</text:p>
      <text:p text:style-name="Standard"/>
      <text:p text:style-name="Standard">8. Sobre os documentos antigos que são reciclados? Como Acontece? Quais documentos são</text:p>
      <text:p text:style-name="Standard">reciclados, e de quanto em quanto tempo isso acontece?</text:p>
      <text:p text:style-name="P35">Depende da documentação: Documentações de acadêmicos são guardadas por tempo indeterminado, e os documentos a serem incinerados depende do grau de importância do documento de cada setor.</text:p>
      <text:p text:style-name="Standard"/>
      <text:p text:style-name="Standard">11- O sistema deverá gerar relatórios ? Quais ?</text:p>
      <text:p text:style-name="P36">S<text:span text:style-name="T1">im. Relatórios de movimentação, ata de exclusão, lombada e etiquetas. </text:span></text:p>
      <text:p text:style-name="Standard"/>
      <text:p text:style-name="Standard">10. Quais as informações que serão impressas na lombada de cada caixa?</text:p>
      <text:p text:style-name="P37">Número, Assunto e setor.</text:p>
      <text:p text:style-name="Standard"/>
      <text:p text:style-name="Standard">11. E nas etiquetas?</text:p>
      <text:p text:style-name="P38">Posição interna da caixa e identificação da caixa que corresponde a guarda daquele documento.</text:p>
      <text:p text:style-name="P38">Ex. Número 001 Cx F 001</text:p>
      <text:p text:style-name="Standard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1M5S</meta:editing-duration>
    <meta:editing-cycles>6</meta:editing-cycles>
    <meta:generator>LibreOffice/3.5$Windows_x86 LibreOffice_project/235ab8a-3802056-4a8fed3-2d66ea8-e241b80</meta:generator>
    <dc:date>2012-08-09T14:29:58.40</dc:date>
    <dc:creator>Jonas Mayer None</dc:creator>
    <meta:document-statistic meta:table-count="0" meta:image-count="0" meta:object-count="0" meta:page-count="2" meta:paragraph-count="65" meta:word-count="599" meta:character-count="3470" meta:non-whitespace-character-count="2923"/>
    <meta:user-defined meta:name="Info 1"/>
    <meta:user-defined meta:name="Info 2"/>
    <meta:user-defined meta:name="Info 3"/>
    <meta:user-defined meta:name="Info 4"/>
  </office:meta>
</office:document-meta>
</file>